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text-properties officeooo:rsid="001ae85f" officeooo:paragraph-rsid="001ae85f"/>
    </style:style>
    <style:style style:name="P3" style:family="paragraph" style:parent-style-name="Standard">
      <style:paragraph-properties fo:line-height="200%"/>
    </style:style>
    <style:style style:name="P4" style:family="paragraph" style:parent-style-name="Text_20_body">
      <style:text-properties officeooo:rsid="001ae85f" officeooo:paragraph-rsid="001ae85f"/>
    </style:style>
    <style:style style:name="T1" style:family="text">
      <style:text-properties officeooo:rsid="001ae8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discussion of findings must be in line with disciplinary expectations. A comprehensive discussion is expected to be a minimum of 10 pages, double-spaced for doctoral students and a minimum of 5 pages, double-spaced for Master’s students (including figures, images, and tables). It pertains to the entirety of a thesis. The discussion of findings should provide an final, overarching summary of study themes, limitations, and future directions.<text:line-break/><text:line-break/>In the case of a<text:a xlink:type="simple" xlink:href="https://www.mcgill.ca/gps/thesis/thesis-guidelines/preparation/manuscript-based-article-based-theses" text:style-name="Internet_20_link" text:visited-style-name="Visited_20_Internet_20_Link"> manuscript-based thesis</text:a>, the comprehensive discussion should encompass all of the chapters of the thesis and should not be a repetition of the individual chapters. This section can be used to address issues not sufficiently covered in the preceding chapters or papers (e.g., critiques raised by reviewers that could not be incorporated into published works, or reintroducing discussion arguments removed from published papers upon reviewer request). This section can also be used to elaborate on the practical/applied aspects of published findings in a manner that is more accessible to less expert readers.</text:p>
      <text:p text:style-name="P3"/>
      <text:h text:style-name="P1" text:outline-level="1"><text:span text:style-name="T1">D</text:span>iscussion</text:h>
      <text:h text:style-name="P2" text:outline-level="2">Ecological niche</text:h>
      <text:p text:style-name="P4">Generalities found (specific traits for trophic interactions) =&gt; support trait as quantitative framework</text:p>
      <text:p text:style-name="P4">Traits in ecological niche modelling (climate, but also eltonian niche)</text:p>
      <text:p text:style-name="P4">Other systems? (invertebrates)</text:p>
      <text:p text:style-name="P4">Other niche axes (climate niche; non-trophic interactions)</text:p>
      <text:p text:style-name="P4">Niche in a seasonal context</text:p>
      <text:h text:style-name="P2" text:outline-level="2">Trait-based predictions of interactions</text:h>
      <text:p text:style-name="P4">Traits are useful</text:p>
      <text:p text:style-name="P4">Limitations of traits</text:p>
      <text:p text:style-name="P4">Non-trophic interactions</text:p>
      <text:p text:style-name="P4">How can predictions be used</text:p>
      <text:p text:style-name="P4">The future of trait-based predictions of interactions</text:p>
      <text:p text:style-name="P4">From predictions to more realized interactions</text:p>
      <text:h text:style-name="P2" text:outline-level="2">The assembly of food webs</text:h>
      <text:p text:style-name="P4">What I found in Ch2</text:p>
      <text:p text:style-name="P4">Trait-based constraints + Higher-level constraint (spatial structure, stability, seasonal structure)</text:p>
      <text:p text:style-name="P4">Using this novel understanding to expand food web ecology 1</text:p>
      <text:p text:style-name="P4">Using this novel understanding to expand food web ecology 2</text:p>
      <text:h text:style-name="P2" text:outline-level="2">Seasonal biogeography of birds</text:h>
      <text:p text:style-name="P4">What I found in Ch3</text:p>
      <text:p text:style-name="P4">The importance of considering seasonal movements</text:p>
      <text:p text:style-name="P4">Climate change and seasonal migration</text:p>
      <text:p text:style-name="P4">Other biogeographical patterns?</text:p>
      <text:p text:style-name="P4">Linking to seasonal threats, species status, species traits</text:p>
      <text:p text:style-name="P4">Consequences for conservation</text:p>
      <text:h text:style-name="Heading_20_2" text:outline-level="2">Conclusio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7.6.4.1$Linux_X86_64 LibreOffice_project/60$Build-1</meta:generator>
    <dc:date>2024-02-08T10:23:10.290597788</dc:date>
    <dc:creator>Dominique Caron</dc:creator>
    <meta:editing-duration>PT23M48S</meta:editing-duration>
    <meta:editing-cycles>2</meta:editing-cycles>
    <meta:document-statistic meta:table-count="0" meta:image-count="0" meta:object-count="0" meta:page-count="2" meta:paragraph-count="28" meta:word-count="309" meta:character-count="2141" meta:non-whitespace-character-count="1859"/>
  </office:meta>
</office:document-meta>
</file>